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jlpt5_with_rtk_number_percentage" table:style-name="ta1">
        <table:shapes>
          <draw:frame draw:z-index="0" draw:style-name="gr1" draw:text-style-name="P1" svg:width="262.28mm" svg:height="154.2mm" svg:x="54.78mm" svg:y="22.05mm">
            <loext:p draw:notify-on-update-of-ranges="jlpt5_with_rtk_number_percentage.A1:jlpt5_with_rtk_number_percentage.A208 jlpt5_with_rtk_number_percentage.B1:jlpt5_with_rtk_number_percentage.B2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9:04:27.469336869</dc:date>
    <meta:editing-duration>PT8M4S</meta:editing-duration>
    <meta:editing-cycles>2</meta:editing-cycles>
    <meta:generator>LibreOffice/5.1.6.2$Linux_X86_64 LibreOffice_project/10m0$Build-2</meta:generator>
    <meta:document-statistic meta:table-count="1" meta:cell-count="4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229cm" svg:height="15.421cm" xlink:href=".." xlink:type="simple" chart:class="chart:area" chart:style-name="ch1">
        <chart:legend chart:legend-position="end" svg:x="23.966cm" svg:y="7.411cm" style:legend-expansion="high" chart:style-name="ch2"/>
        <chart:plot-area chart:style-name="ch3" table:cell-range-address="jlpt5_with_rtk_number_percentage.A1:jlpt5_with_rtk_number_percentage.B208" chart:data-source-has-labels="column" svg:x="0.524cm" svg:y="0.308cm" svg:width="22.918cm" svg:height="14.805cm">
          <chartooo:coordinate-region svg:x="1.331cm" svg:y="0.308cm" svg:width="22.111cm" svg:height="13.552cm"/>
          <chart:axis chart:dimension="x" chart:name="primary-x" chart:style-name="ch4" chartooo:axis-type="auto">
            <chartooo:date-scale/>
            <chart:categories table:cell-range-address="jlpt5_with_rtk_number_percentage.A1:jlpt5_with_rtk_number_percentage.A2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jlpt5_with_rtk_number_percentage.B1:jlpt5_with_rtk_number_percentage.B208" chart:class="chart:area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lpt5_with_rtk_number_percentage.A1:jlpt5_with_rtk_number_percentage.A208</svg:desc>
                </draw:g>
              </table:table-cell>
              <table:table-cell office:value-type="float" office:value="0">
                <text:p>0</text:p>
                <draw:g>
                  <svg:desc>jlpt5_with_rtk_number_percentage.B1:jlpt5_with_rtk_number_percentage.B20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